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6.395cm" fo:min-width="28.367cm"/>
    </style:style>
    <style:style style:name="gr2" style:family="graphic" style:parent-style-name="standard">
      <style:graphic-properties draw:stroke="solid" draw:stroke-dash="Dot" svg:stroke-width="0.953cm" svg:stroke-color="#333333" draw:marker-start-width="1.61cm" draw:marker-end-width="1.61cm" svg:stroke-opacity="100%" svg:stroke-linecap="round" draw:fill="solid" draw:fill-color="#ffffff" draw:textarea-horizontal-align="justify" draw:textarea-vertical-align="middle" draw:auto-grow-height="false" fo:min-height="5.363cm" fo:min-width="5.339cm" fo:padding-top="0.582cm" fo:padding-bottom="0.582cm" fo:padding-left="0.707cm" fo:padding-right="0.707cm" fo:wrap-option="wrap" draw:shadow="visible" draw:shadow-offset-x="0cm" draw:shadow-offset-y="0cm" draw:shadow-color="#808080" draw:shadow-opacity="100%" loext:shadow-blur="1.27cm"/>
    </style:style>
    <style:style style:name="gr3" style:family="graphic" style:parent-style-name="standard">
      <style:graphic-properties draw:stroke="solid" draw:stroke-dash="Dot" svg:stroke-width="0.953cm" svg:stroke-color="#333333" draw:marker-start-width="1.61cm" draw:marker-end-width="1.61cm" svg:stroke-opacity="100%" svg:stroke-linecap="round" draw:fill="solid" draw:fill-color="#ffffff" draw:textarea-horizontal-align="justify" draw:textarea-vertical-align="middle" draw:auto-grow-height="false" fo:min-height="1.097cm" fo:min-width="4.975cm" fo:padding-top="0.582cm" fo:padding-bottom="0.582cm" fo:padding-left="0.707cm" fo:padding-right="0.707cm" draw:shadow="visible" draw:shadow-offset-x="0cm" draw:shadow-offset-y="0cm" draw:shadow-color="#808080" draw:shadow-opacity="100%" loext:shadow-blur="1.27cm"/>
    </style:style>
    <style:style style:name="gr4" style:family="graphic" style:parent-style-name="standard">
      <style:graphic-properties draw:stroke="solid" draw:stroke-dash="Dot" svg:stroke-width="0.953cm" svg:stroke-color="#333333" draw:marker-start-width="1.61cm" draw:marker-end-width="1.61cm" svg:stroke-opacity="100%" svg:stroke-linecap="round" draw:fill="solid" draw:fill-color="#ffffff" draw:textarea-horizontal-align="justify" draw:textarea-vertical-align="middle" draw:auto-grow-height="false" fo:min-height="1.097cm" fo:min-width="3.07cm" fo:padding-top="0.582cm" fo:padding-bottom="0.582cm" fo:padding-left="0.707cm" fo:padding-right="0.707cm" draw:shadow="visible" draw:shadow-offset-x="0cm" draw:shadow-offset-y="0cm" draw:shadow-color="#808080" draw:shadow-opacity="100%" loext:shadow-blur="1.2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1.749cm" svg:height="29.527cm" svg:x="-2.857cm" svg:y="-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2" draw:layer="layout" svg:width="6.925cm" svg:height="21.906cm" svg:x="3.943cm" svg:y="1.719cm" svg:viewBox="0 0 6926 21907" svg:d="M6921 19870v736c3 26 4 52 4 79 0 214-58 425-165 611-106 185-262 341-447 448-186 106-397 163-611 163-42 0-83-1-124-6-453-115-890-287-1299-515-806-446-1474-1090-1940-1863-464-775-709-1653-709-2548 0-380 44-758 131-1126-315-353-594-739-833-1152-608-1053-928-2247-928-3464 0-1216 320-2410 928-3463 270-467 592-898 957-1288-169-502-255-1030-255-1563 0-894 245-1773 709-2547 466-774 1134-1417 1940-1864 377-209 777-372 1192-486 76-15 151-22 230-22 213 0 425 56 611 164 185 107 340 261 447 448 107 186 164 396 164 611 0 27 0 53-3 79v736h6v17832z">
            <text:p/>
          </draw:path>
          <draw:path draw:style-name="gr3" draw:text-style-name="P2" draw:layer="layout" svg:width="9.371cm" svg:height="4.074cm" svg:x="12.089cm" svg:y="10.56cm" svg:viewBox="0 0 9372 4075" svg:d="M1223 815h4482c165-220 373-405 611-543 310-178 662-272 1019-272 358 0 709 94 1019 272 310 180 566 437 746 746 179 311 272 663 272 1020 0 358-93 709-272 1019-180 310-436 566-746 746-310 178-661 272-1019 272-357 0-709-94-1019-272-238-138-446-323-611-542h-4482c-215 0-425-57-611-164-187-107-341-262-448-447-108-187-164-398-164-612 0-215 56-426 164-611 107-187 261-341 448-449 186-107 396-163 611-163z">
            <text:p/>
          </draw:path>
          <draw:path draw:style-name="gr4" draw:text-style-name="P2" draw:layer="layout" svg:width="9.41cm" svg:height="4.209cm" svg:x="12.051cm" svg:y="3.908cm" svg:viewBox="0 0 9411 4210" svg:d="M3515 41c207-55 425-55 632 0l1968 528c76-60 155-114 239-162 309-178 661-273 1019-273 357 0 709 95 1019 273 310 179 567 437 745 746 180 310 274 661 274 1018 0 359-94 710-274 1020-178 309-435 567-745 746-310 178-662 273-1019 273-358 0-710-95-1019-273-310-179-567-437-746-746-48-84-91-171-126-260l-1526-408-2197 1074c-193 94-406 137-620 122-215-15-421-86-599-206s-322-284-416-477c-95-193-136-407-121-622 14-214 85-421 205-598 120-178 285-322 477-416l2563-1253c8-4 16-8 24-11 77-41 158-72 243-95z">
            <text:p/>
          </draw:path>
          <draw:path draw:style-name="gr4" draw:text-style-name="P2" draw:layer="layout" svg:width="9.344cm" svg:height="4.21cm" svg:x="12.117cm" svg:y="17.079cm" svg:viewBox="0 0 9345 4211" svg:d="M5415 1279c36-89 79-175 127-261 179-309 436-566 746-746 309-178 661-272 1018-272 358 0 710 94 1020 272 309 180 567 437 745 746 179 311 274 663 274 1020 0 358-95 709-274 1019-178 310-436 566-745 746-310 178-662 272-1020 272-357 0-709-94-1018-272-84-49-163-103-238-161l-1969 527c-207 56-425 56-632 0-52-13-103-31-152-51-75-26-146-58-215-98l-2470-1427c-187-107-341-261-448-447-108-186-164-396-164-611s56-426 164-612c107-186 261-340 448-447 186-108 396-164 611-164s425 56 612 164l2086 1205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22:04:06.323671130</meta:creation-date>
    <dc:date>2022-09-24T09:50:51.725832080</dc:date>
    <meta:editing-duration>PT47M55S</meta:editing-duration>
    <meta:editing-cycles>3</meta:editing-cycles>
    <meta:generator>LibreOffice/7.4.1.1$Linux_X86_64 LibreOffice_project/40$Build-1</meta:generator>
    <meta:document-statistic meta:object-count="6"/>
  </office:meta>
</office:document-meta>
</file>